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3.91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4.135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2.746cm"/>
    </style:style>
    <style:style style:name="co12" style:family="table-column">
      <style:table-column-properties fo:break-before="auto" style:column-width="4.078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2.997cm"/>
    </style:style>
    <style:style style:name="co15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deb3d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color="#00ff00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EJERCICIO 1,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ÚMERO DE EMPRESAS EN RÉGIMEN GENERAL 200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UNICIPIOS</text:p>
          </table:table-cell>
          <table:table-cell table:style-name="ce2" office:value-type="string">
            <text:p>Nº EMPRESAS</text:p>
          </table:table-cell>
          <table:table-cell table:style-name="ce5" table:number-columns-repeated="4"/>
          <table:table-cell table:style-name="ce6" table:number-columns-repeated="1018"/>
        </table:table-row>
        <table:table-row table:style-name="ro2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2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2"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2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2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2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2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2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2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2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2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2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2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2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2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2"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2">
          <table:table-cell office:value-type="string">
            <text:p>Llubi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2">
          <table:table-cell office:value-type="string">
            <text:p>Villafranca de Bonany</text:p>
          </table:table-cell>
          <table:table-cell office:value-type="float" office:value="70">
            <text:p>70</text:p>
          </table:table-cell>
          <table:table-cell table:number-columns-repeated="1022"/>
        </table:table-row>
        <table:table-row table:style-name="ro2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1022"/>
        </table:table-row>
        <table:table-row table:style-name="ro2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table:number-columns-repeated="1022"/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1022"/>
        </table:table-row>
        <table:table-row table:style-name="ro2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1022"/>
        </table:table-row>
        <table:table-row table:style-name="ro2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table:number-columns-repeated="1022"/>
        </table:table-row>
        <table:table-row table:style-name="ro1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table:number-columns-repeated="1022"/>
        </table:table-row>
        <table:table-row table:style-name="ro2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1022"/>
        </table:table-row>
        <table:table-row table:style-name="ro2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1022"/>
        </table:table-row>
        <table:table-row table:style-name="ro2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1022"/>
        </table:table-row>
        <table:table-row table:style-name="ro2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1022"/>
        </table:table-row>
        <table:table-row table:style-name="ro2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1022"/>
        </table:table-row>
        <table:table-row table:style-name="ro2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1022"/>
        </table:table-row>
        <table:table-row table:style-name="ro2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1022"/>
        </table:table-row>
        <table:table-row table:style-name="ro2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1022"/>
        </table:table-row>
        <table:table-row table:style-name="ro2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number-columns-repeated="1022"/>
        </table:table-row>
        <table:table-row table:style-name="ro2"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table:number-columns-repeated="1022"/>
        </table:table-row>
        <table:table-row table:style-name="ro2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number-columns-repeated="1022"/>
        </table:table-row>
        <table:table-row table:style-name="ro2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table:number-columns-repeated="1022"/>
        </table:table-row>
        <table:table-row table:style-name="ro2"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2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1022"/>
        </table:table-row>
        <table:table-row table:style-name="ro2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table:number-columns-repeated="1022"/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1022"/>
        </table:table-row>
        <table:table-row table:style-name="ro2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table:number-columns-repeated="1022"/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1022"/>
        </table:table-row>
        <table:table-row table:style-name="ro2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1022"/>
        </table:table-row>
        <table:table-row table:style-name="ro2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number-columns-repeated="1022"/>
        </table:table-row>
        <table:table-row table:style-name="ro2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1022"/>
        </table:table-row>
        <table:table-row table:style-name="ro2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1022"/>
        </table:table-row>
        <table:table-row table:style-name="ro2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table:number-columns-repeated="1022"/>
        </table:table-row>
        <table:table-row table:style-name="ro2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number-columns-repeated="1022"/>
        </table:table-row>
        <table:table-row table:style-name="ro2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1022"/>
        </table:table-row>
        <table:table-row table:style-name="ro2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table:number-columns-repeated="1022"/>
        </table:table-row>
        <table:table-row table:style-name="ro2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1022"/>
        </table:table-row>
        <table:table-row table:style-name="ro2">
          <table:table-cell office:value-type="string">
            <text:p>Alcudia</text:p>
          </table:table-cell>
          <table:table-cell office:value-type="float" office:value="645">
            <text:p>645</text:p>
          </table:table-cell>
          <table:table-cell table:number-columns-repeated="1022"/>
        </table:table-row>
        <table:table-row table:style-name="ro2">
          <table:table-cell office:value-type="string">
            <text:p>Pollensa</text:p>
          </table:table-cell>
          <table:table-cell office:value-type="float" office:value="658">
            <text:p>658</text:p>
          </table:table-cell>
          <table:table-cell table:number-columns-repeated="1022"/>
        </table:table-row>
        <table:table-row table:style-name="ro2">
          <table:table-cell office:value-type="string">
            <text:p>San antoni de Portmany</text:p>
          </table:table-cell>
          <table:table-cell office:value-type="float" office:value="673">
            <text:p>673</text:p>
          </table:table-cell>
          <table:table-cell table:number-columns-repeated="1022"/>
        </table:table-row>
        <table:table-row table:style-name="ro2"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 table:number-columns-repeated="1022"/>
        </table:table-row>
        <table:table-row table:style-name="ro2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1022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1022"/>
        </table:table-row>
        <table:table-row table:style-name="ro2"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table:number-columns-repeated="1022"/>
        </table:table-row>
        <table:table-row table:style-name="ro2">
          <table:table-cell office:value-type="string">
            <text:p>Ciutadella de Menorca</text:p>
          </table:table-cell>
          <table:table-cell office:value-type="float" office:value="1065">
            <text:p>1065</text:p>
          </table:table-cell>
          <table:table-cell table:number-columns-repeated="1022"/>
        </table:table-row>
        <table:table-row table:style-name="ro2">
          <table:table-cell office:value-type="string">
            <text:p>Santa Eulàlia del Riu</text:p>
          </table:table-cell>
          <table:table-cell office:value-type="float" office:value="1187">
            <text:p>1187</text:p>
          </table:table-cell>
          <table:table-cell table:number-columns-repeated="1022"/>
        </table:table-row>
        <table:table-row table:style-name="ro2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number-columns-repeated="1022"/>
        </table:table-row>
        <table:table-row table:style-name="ro2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1022"/>
        </table:table-row>
        <table:table-row table:style-name="ro2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table:number-columns-repeated="1022"/>
        </table:table-row>
        <table:table-row table:style-name="ro2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number-columns-repeated="1022"/>
        </table:table-row>
        <table:table-row table:style-name="ro1"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table:formula="of:=SUM([.B4:.B70])" office:value-type="float" office:value="37931">
            <text:p>3793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EJERCICIO Nº2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MODA</text:p>
          </table:table-cell>
          <table:table-cell office:value-type="float" office:value="116">
            <text:p>116</text:p>
          </table:table-cell>
          <table:table-cell office:value-type="string">
            <text:p>Es el valor más frecuente de la frecuencia absoluta ( número de empresas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MEDIA</text:p>
          </table:table-cell>
          <table:table-cell table:formula="of:=AVERAGE([.B4:.B70])" office:value-type="float" office:value="566.134328358209">
            <text:p>566,13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MEDIANA</text:p>
          </table:table-cell>
          <table:table-cell table:formula="of:=MEDIAN([.B4:.B70])" office:value-type="float" office:value="164">
            <text:p>164</text:p>
          </table:table-cell>
          <table:table-cell office:value-type="string">
            <text:p>Está situado en el punto número 37 (Ferrerias)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1ER CUARTIL</text:p>
          </table:table-cell>
          <table:table-cell table:formula="of:=QUARTILE([.B4:.B70];1)" office:value-type="float" office:value="58.5">
            <text:p>58,5</text:p>
          </table:table-cell>
          <table:table-cell office:value-type="string">
            <text:p><text:s/>El 1er cuartil estará en el punto 20 ( Maria de la salut) que es 53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3ER CUARTIL</text:p>
          </table:table-cell>
          <table:table-cell table:formula="of:=QUARTILE([.B4:.B70];3)" office:value-type="float" office:value="450">
            <text:p>450</text:p>
          </table:table-cell>
          <table:table-cell office:value-type="string">
            <text:p><text:s/>El 3er cuartil estará en el punto 54 (son servera) que es 451</text:p>
          </table:table-cell>
          <table:table-cell table:number-columns-repeated="1021"/>
        </table:table-row>
      </table:table>
      <table:table table:name="EJERCICIO 3,4,5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1015" table:default-cell-style-name="Default"/>
        <table:table-row table:style-name="ro1">
          <table:table-cell table:style-name="ce7" office:value-type="string">
            <text:p>NÚMERO DE EMPRESAS EN RÉGIMEN GENERAL 200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EMPRESAS</text:p>
          </table:table-cell>
          <table:table-cell table:style-name="ce8" office:value-type="string">
            <text:p>CANTIDAD EMPRESAS</text:p>
          </table:table-cell>
          <table:table-cell table:style-name="ce8" office:value-type="string">
            <text:p>FREC. ABS.</text:p>
          </table:table-cell>
          <table:table-cell table:style-name="ce8" office:value-type="string">
            <text:p>FREC. ABS. ACUM.</text:p>
          </table:table-cell>
          <table:table-cell table:style-name="ce8" office:value-type="string">
            <text:p>FREC. RELAT.</text:p>
          </table:table-cell>
          <table:table-cell table:style-name="ce8" office:value-type="string">
            <text:p>FREC. RELAT. ACUM.</text:p>
          </table:table-cell>
          <table:table-cell table:style-name="ce8" office:value-type="string">
            <text:p>PORCENTAJE</text:p>
          </table:table-cell>
          <table:table-cell table:style-name="ce8" office:value-type="string">
            <text:p>PORC. ACUM</text:p>
          </table:table-cell>
          <table:table-cell table:style-name="ce8" office:value-type="string">
            <text:p>MARCA DE CLASE</text:p>
          </table:table-cell>
          <table:table-cell table:style-name="ce6" table:number-columns-repeated="1015"/>
        </table:table-row>
        <table:table-row table:style-name="ro1">
          <table:table-cell office:value-type="string">
            <text:p>MENOS 50</text:p>
          </table:table-cell>
          <table:table-cell table:number-columns-repeated="2" office:value-type="float" office:value="16">
            <text:p>16</text:p>
          </table:table-cell>
          <table:table-cell table:formula="of:=[.C4]" office:value-type="float" office:value="16">
            <text:p>16</text:p>
          </table:table-cell>
          <table:table-cell table:formula="of:=[.C4]/[.$C$10]" office:value-type="float" office:value="0.238805970149254">
            <text:p>0,24</text:p>
          </table:table-cell>
          <table:table-cell table:formula="of:=[.D4]/[.$C$10]" office:value-type="float" office:value="0.238805970149254">
            <text:p>0,24</text:p>
          </table:table-cell>
          <table:table-cell table:formula="of:=[.E4]*100" office:value-type="float" office:value="23.8805970149254">
            <text:p>23,88</text:p>
          </table:table-cell>
          <table:table-cell table:formula="of:=[.F4]*100" office:value-type="float" office:value="23.8805970149254">
            <text:p>23,88</text:p>
          </table:table-cell>
          <table:table-cell office:value-type="float" office:value="37.2">
            <text:p>37,2</text:p>
          </table:table-cell>
          <table:table-cell table:number-columns-repeated="1015"/>
        </table:table-row>
        <table:table-row table:style-name="ro1">
          <table:table-cell office:value-type="string">
            <text:p>DE 50 A 250</text:p>
          </table:table-cell>
          <table:table-cell table:number-columns-repeated="2" office:value-type="float" office:value="25">
            <text:p>25</text:p>
          </table:table-cell>
          <table:table-cell table:formula="of:=[.D4]+[.C5]" office:value-type="float" office:value="41">
            <text:p>41</text:p>
          </table:table-cell>
          <table:table-cell table:formula="of:=[.C5]/[.$C$10]" office:value-type="float" office:value="0.373134328358209">
            <text:p>0,37</text:p>
          </table:table-cell>
          <table:table-cell table:formula="of:=[.D5]/[.$C$10]" office:value-type="float" office:value="0.611940298507463">
            <text:p>0,61</text:p>
          </table:table-cell>
          <table:table-cell table:formula="of:=[.E5]*100" office:value-type="float" office:value="37.3134328358209">
            <text:p>37,31</text:p>
          </table:table-cell>
          <table:table-cell table:formula="of:=[.F5]*100" office:value-type="float" office:value="61.1940298507463">
            <text:p>61,19</text:p>
          </table:table-cell>
          <table:table-cell office:value-type="float" office:value="150">
            <text:p>150</text:p>
          </table:table-cell>
          <table:table-cell table:number-columns-repeated="1015"/>
        </table:table-row>
        <table:table-row table:style-name="ro1">
          <table:table-cell office:value-type="string">
            <text:p>DE 250 A 500</text:p>
          </table:table-cell>
          <table:table-cell table:number-columns-repeated="2" office:value-type="float" office:value="10">
            <text:p>10</text:p>
          </table:table-cell>
          <table:table-cell table:formula="of:=[.D5]+[.C6]" office:value-type="float" office:value="51">
            <text:p>51</text:p>
          </table:table-cell>
          <table:table-cell table:formula="of:=[.C6]/[.$C$10]" office:value-type="float" office:value="0.149253731343284">
            <text:p>0,15</text:p>
          </table:table-cell>
          <table:table-cell table:formula="of:=[.D6]/[.$C$10]" office:value-type="float" office:value="0.761194029850746">
            <text:p>0,76</text:p>
          </table:table-cell>
          <table:table-cell table:formula="of:=[.E6]*100" office:value-type="float" office:value="14.9253731343284">
            <text:p>14,93</text:p>
          </table:table-cell>
          <table:table-cell table:formula="of:=[.F6]*100" office:value-type="float" office:value="76.1194029850746">
            <text:p>76,12</text:p>
          </table:table-cell>
          <table:table-cell office:value-type="float" office:value="375">
            <text:p>375</text:p>
          </table:table-cell>
          <table:table-cell table:number-columns-repeated="1015"/>
        </table:table-row>
        <table:table-row table:style-name="ro1">
          <table:table-cell office:value-type="string">
            <text:p>DE 500 A 750</text:p>
          </table:table-cell>
          <table:table-cell table:number-columns-repeated="2" office:value-type="float" office:value="6">
            <text:p>6</text:p>
          </table:table-cell>
          <table:table-cell table:formula="of:=[.D6]+[.C7]" office:value-type="float" office:value="57">
            <text:p>57</text:p>
          </table:table-cell>
          <table:table-cell table:formula="of:=[.C7]/[.$C$10]" office:value-type="float" office:value="0.0895522388059701">
            <text:p>0,09</text:p>
          </table:table-cell>
          <table:table-cell table:formula="of:=[.D7]/[.$C$10]" office:value-type="float" office:value="0.850746268656716">
            <text:p>0,85</text:p>
          </table:table-cell>
          <table:table-cell table:formula="of:=[.E7]*100" office:value-type="float" office:value="8.95522388059701">
            <text:p>8,96</text:p>
          </table:table-cell>
          <table:table-cell table:formula="of:=[.F7]*100" office:value-type="float" office:value="85.0746268656716">
            <text:p>85,07</text:p>
          </table:table-cell>
          <table:table-cell office:value-type="float" office:value="625">
            <text:p>625</text:p>
          </table:table-cell>
          <table:table-cell table:number-columns-repeated="1015"/>
        </table:table-row>
        <table:table-row table:style-name="ro1">
          <table:table-cell office:value-type="string">
            <text:p>DE 750 A 1000</text:p>
          </table:table-cell>
          <table:table-cell table:number-columns-repeated="2" office:value-type="float" office:value="3">
            <text:p>3</text:p>
          </table:table-cell>
          <table:table-cell table:formula="of:=[.D7]+[.C8]" office:value-type="float" office:value="60">
            <text:p>60</text:p>
          </table:table-cell>
          <table:table-cell table:formula="of:=[.C8]/[.$C$10]" office:value-type="float" office:value="0.0447761194029851">
            <text:p>0,04</text:p>
          </table:table-cell>
          <table:table-cell table:formula="of:=[.D8]/[.$C$10]" office:value-type="float" office:value="0.895522388059701">
            <text:p>0,9</text:p>
          </table:table-cell>
          <table:table-cell table:formula="of:=[.E8]*100" office:value-type="float" office:value="4.47761194029851">
            <text:p>4,48</text:p>
          </table:table-cell>
          <table:table-cell table:formula="of:=[.F8]*100" office:value-type="float" office:value="89.5522388059701">
            <text:p>89,55</text:p>
          </table:table-cell>
          <table:table-cell office:value-type="float" office:value="875">
            <text:p>875</text:p>
          </table:table-cell>
          <table:table-cell table:number-columns-repeated="1015"/>
        </table:table-row>
        <table:table-row table:style-name="ro1">
          <table:table-cell office:value-type="string">
            <text:p>MAS DE 1000</text:p>
          </table:table-cell>
          <table:table-cell table:number-columns-repeated="2" office:value-type="float" office:value="7">
            <text:p>7</text:p>
          </table:table-cell>
          <table:table-cell table:formula="of:=[.D8]+[.C9]" office:value-type="float" office:value="67">
            <text:p>67</text:p>
          </table:table-cell>
          <table:table-cell table:formula="of:=[.C9]/[.$C$10]" office:value-type="float" office:value="0.104477611940299">
            <text:p>0,1</text:p>
          </table:table-cell>
          <table:table-cell table:formula="of:=[.D9]/[.$C$10]" office:value-type="float" office:value="1">
            <text:p>1</text:p>
          </table:table-cell>
          <table:table-cell table:formula="of:=[.E9]*100" office:value-type="float" office:value="10.4477611940299">
            <text:p>10,45</text:p>
          </table:table-cell>
          <table:table-cell table:formula="of:=[.F9]*100" office:value-type="float" office:value="100">
            <text:p>100</text:p>
          </table:table-cell>
          <table:table-cell office:value-type="float" office:value="1500">
            <text:p>1500</text:p>
          </table:table-cell>
          <table:table-cell table:number-columns-repeated="1015"/>
        </table:table-row>
        <table:table-row table:style-name="ro1">
          <table:table-cell office:value-type="string">
            <text:p>TOTAL </text:p>
          </table:table-cell>
          <table:table-cell table:formula="of:=SUM([.B4:.B9])" office:value-type="float" office:value="67">
            <text:p>67</text:p>
          </table:table-cell>
          <table:table-cell table:formula="of:=SUM([.C4:.C9])" office:value-type="float" office:value="67">
            <text:p>67</text:p>
          </table:table-cell>
          <table:table-cell table:formula="of:=SUM([.D4:.D9])/6" office:value-type="float" office:value="48.6666666666667">
            <text:p>48,67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9" office:value-type="string">
            <text:p>EJERCICIO Nº 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EJERCICIO 3,4,5'.G36" table:end-x="2.179cm" table:end-y="0.182cm" draw:z-index="1" draw:style-name="gr1" svg:width="21.865cm" svg:height="8.695cm" svg:x="0.215cm" svg:y="0.068cm">
              <draw:object draw:notify-on-update-of-ranges="'EJERCICIO 3,4,5'.A4:'EJERCICIO 3,4,5'.A9 'EJERCICIO 3,4,5'.C4:'EJERCICIO 3,4,5'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'EJERCICIO 3,4,5'.K34" table:end-x="1.784cm" table:end-y="0.179cm" draw:z-index="0" draw:style-name="gr1" svg:width="10.689cm" svg:height="7.708cm" svg:x="2.558cm" svg:y="0.148cm">
              <draw:object draw:notify-on-update-of-ranges="'EJERCICIO 3,4,5'.A4:'EJERCICIO 3,4,5'.A9 'EJERCICIO 3,4,5'.G4:'EJERCICIO 3,4,5'.G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style-name="ce9" office:value-type="string">
            <text:p>EJERCICIO Nº5</text:p>
          </table:table-cell>
          <table:table-cell table:number-columns-repeated="1023"/>
        </table:table-row>
        <table:table-row table:style-name="ro1">
          <table:table-cell table:style-name="ce10" office:value-type="string">
            <text:p>MODA</text:p>
          </table:table-cell>
          <table:table-cell office:value-type="float" office:value="150">
            <text:p>150</text:p>
          </table:table-cell>
          <table:table-cell office:value-type="string">
            <text:p>Se busca el valor máximo de la cantidad de empresas( 25) y su intervalo( 50 a 250). Se suman los intervalos( 50+250=300) y se dividen por 2 un total de 150. 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MEDIA</text:p>
          </table:table-cell>
          <table:table-cell table:formula="of:=SUMPRODUCT([.I4:.I9];[.C4:.C9])/SUM([.C4:.C9])" office:value-type="float" office:value="372.689552238806">
            <text:p>372,69</text:p>
          </table:table-cell>
          <table:table-cell office:value-type="string">
            <text:p>Se realiza la media de los intervalos(L1+L2/2). Esta media se suma y se multiplica por las frecuencias absolutas y se divide por las frecuencias absolutas. 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DIANA</text:p>
          </table:table-cell>
          <table:table-cell office:value-type="float" office:value="190">
            <text:p>190</text:p>
          </table:table-cell>
          <table:table-cell office:value-type="string">
            <text:p>Buscaremos mediante el porcentaje acumulado cual es el intervalo es superior al 50%. El intervalo es el de 50 a 250. La formula será la suma de el intervalo primero mas la division del 50% por la suma de las frecuencias acumuladas menos la frecuencia en el intervalo anterior dividido la frecuencia absoluta y por la resta de los intervalos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a formula es la siguiente Li+50%·N-Ni-1/ni·(Li+1-Li) <text:s/>siendo <text:s text:c="2"/>Li=50 <text:s/>N=67 <text:s text:c="2"/>Ni-1= 16 <text:s/>ni=25 <text:s/>Li+1= 2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1ER CUARTIL </text:p>
          </table:table-cell>
          <table:table-cell office:value-type="float" office:value="56">
            <text:p>56</text:p>
          </table:table-cell>
          <table:table-cell office:value-type="string">
            <text:p>Buscamos el intervalo donde la frecuencia acumulada es mayor o igual a la suma de las frecuencias (D10) para el cuartil buscado. El intervalo es de 50 a 250. Y aplicaremos la formula Li +P%·N-Ni-1/ni ·(Li+1-Li) <text:s/>siendo <text:s/>Li= 50 <text:s/>P%=25 <text:s/>N=67 <text:s text:c="2"/>Ni-1=16 <text:s text:c="3"/>ni= 25 <text:s text:c="2"/>Li+1= 2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>
            <text:p>3ER CUARTIL </text:p>
          </table:table-cell>
          <table:table-cell office:value-type="float" office:value="481.25">
            <text:p>481,25</text:p>
          </table:table-cell>
          <table:table-cell office:value-type="string">
            <text:p>El tercer cuartil se refiere al 75%. <text:s/>Sumaremos las frecuencias absolutas acumuladas( D10). Con el total buscaremos el intervalo que se acerque más a la mitad de percentil. Buscaremos el intevalo ( de 250 a 500) y aplicaremos la formula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La formula es la siguiente Li+P%·N-Ni-1/ni·(Li+1-Li) <text:s/>siendo <text:s text:c="2"/>Li=250 <text:s/>N=67 <text:s text:c="2"/>Ni-1= 41 <text:s/>ni=10 <text:s/>Li+1= 500.</text:p>
          </table:table-cell>
          <table:table-cell table:number-columns-repeated="1021"/>
        </table:table-row>
      </table:table>
      <table:database-ranges>
        <table:database-range table:target-range-address="'EJERCICIO 3,4,5'.A15:'EJERCICIO 3,4,5'.D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0">20/03/2011</text:date>, <text:time>18:15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nia Frau</meta:initial-creator>
    <meta:creation-date>2011-03-19T15:21:46.62</meta:creation-date>
    <dc:date>2011-03-20T18:12:22.63</dc:date>
    <dc:creator>Sonia Frau</dc:creator>
    <meta:editing-duration>PT09H44M54S</meta:editing-duration>
    <meta:editing-cycles>22</meta:editing-cycles>
    <meta:generator>OpenOffice.org/3.2$Win32 OpenOffice.org_project/320m12$Build-9483</meta:generator>
    <meta:document-statistic meta:table-count="2" meta:cell-count="2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66cm" svg:height="8.696cm" xlink:href=".." chart:class="chart:bar" chart:style-name="ch1">
        <chart:title svg:x="7.625cm" svg:y="0.174cm" chart:style-name="ch2">
          <text:p>EMPRESAS REGIMEN GENERAL</text:p>
        </chart:title>
        <chart:legend chart:legend-position="end" svg:x="19.43cm" svg:y="4.04cm" chart:style-name="ch3"/>
        <chart:plot-area chart:style-name="ch4" table:cell-range-address="'EJERCICIO 3,4,5'.A4:'EJERCICIO 3,4,5'.A9 'EJERCICIO 3,4,5'.C4:'EJERCICIO 3,4,5'.C9" chart:data-source-has-labels="column" svg:x="0.673cm" svg:y="0.85cm" svg:width="18.321cm" svg:height="7.528cm">
          <chart:axis chart:dimension="x" chart:name="primary-x" chart:style-name="ch5">
            <chart:title svg:x="9.273cm" svg:y="7.953cm" chart:style-name="ch6">
              <text:p>EMPRESAS</text:p>
            </chart:title>
            <chart:categories table:cell-range-address="'EJERCICIO 3,4,5'.A4:'EJERCICIO 3,4,5'.A9"/>
          </chart:axis>
          <chart:axis chart:dimension="y" chart:name="primary-y" chart:style-name="ch7">
            <chart:title svg:x="0.438cm" svg:y="6.418cm" chart:style-name="ch8">
              <text:p>FRECUENCIAS ABSOLUTAS</text:p>
            </chart:title>
            <chart:grid chart:style-name="ch9" chart:class="major"/>
          </chart:axis>
          <chart:series chart:style-name="ch10" chart:values-cell-range-address="'EJERCICIO 3,4,5'.C4:'EJERCICIO 3,4,5'.C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 text:id="'EJERCICIO 3,4,5'.A4:'EJERCICIO 3,4,5'.A9">MENOS 50</text:p>
              </table:table-cell>
              <table:table-cell office:value-type="float" office:value="16">
                <text:p text:id="'EJERCICIO 3,4,5'.C4:'EJERCICIO 3,4,5'.C9">16</text:p>
              </table:table-cell>
            </table:table-row>
            <table:table-row>
              <table:table-cell office:value-type="string">
                <text:p>DE 50 A 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DE 250 A 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E 500 A 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E 750 A 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0.69cm" svg:height="7.709cm" xlink:href=".." chart:class="chart:circle" chart:style-name="ch1">
        <chart:title svg:x="2.037cm" svg:y="0.155cm" chart:style-name="ch2">
          <text:p>EMPRESAS REGIMEN GENERAL</text:p>
        </chart:title>
        <chart:subtitle svg:x="3.903cm" svg:y="0.812cm" chart:style-name="ch3">
          <text:p>PORCENTAJES</text:p>
        </chart:subtitle>
        <chart:legend chart:legend-position="end" svg:x="7.922cm" svg:y="2.479cm" chart:style-name="ch4"/>
        <chart:plot-area chart:style-name="ch5" table:cell-range-address="'EJERCICIO 3,4,5'.A4:'EJERCICIO 3,4,5'.A9 'EJERCICIO 3,4,5'.G4:'EJERCICIO 3,4,5'.G9" chart:data-source-has-labels="column" svg:x="0.213cm" svg:y="1.417cm" svg:width="7.497cm" svg:height="5.984cm">
          <chart:axis chart:dimension="x" chart:name="primary-x" chart:style-name="ch6">
            <chart:categories table:cell-range-address="'EJERCICIO 3,4,5'.A4:'EJERCICIO 3,4,5'.A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EJERCICIO 3,4,5'.G4:'EJERCICIO 3,4,5'.G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 text:id="'EJERCICIO 3,4,5'.A4:'EJERCICIO 3,4,5'.A9">MENOS 50</text:p>
              </table:table-cell>
              <table:table-cell office:value-type="float" office:value="23.8805970149254">
                <text:p text:id="'EJERCICIO 3,4,5'.G4:'EJERCICIO 3,4,5'.G9">23.8805970149254</text:p>
              </table:table-cell>
            </table:table-row>
            <table:table-row>
              <table:table-cell office:value-type="string">
                <text:p>DE 50 A 250</text:p>
              </table:table-cell>
              <table:table-cell office:value-type="float" office:value="37.3134328358209">
                <text:p>37.3134328358209</text:p>
              </table:table-cell>
            </table:table-row>
            <table:table-row>
              <table:table-cell office:value-type="string">
                <text:p>DE 250 A 500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DE 500 A 750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DE 750 A 1000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MAS DE 1000</text:p>
              </table:table-cell>
              <table:table-cell office:value-type="float" office:value="10.4477611940299">
                <text:p>10.4477611940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